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top="0cm" fo:margin-bottom="0.212cm"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Subtitle">
      <style:paragraph-properties fo:text-align="center"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paragraph-properties fo:margin-left="0cm" fo:margin-right="0cm" fo:text-indent="0cm" style:auto-text-indent="false"/>
    </style:style>
    <style:style style:name="P17" style:family="paragraph" style:parent-style-name="Heading_20_2"/>
    <style:style style:name="P18" style:family="paragraph" style:parent-style-name="Heading_20_2">
      <style:paragraph-properties fo:margin-top="0.423cm" fo:margin-bottom="0.212cm" fo:keep-with-next="alway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font-name-asian="DejaVu LGC Sans" style:font-name-complex="DejaVu LGC Sans"/>
    </style:style>
    <style:style style:name="T5" style:family="text">
      <style:text-properties style:font-name="Liberation Sans1" style:font-name-asian="Liberation Sans1" style:font-name-complex="Liberation Sans1"/>
    </style:style>
    <style:style style:name="T6" style:family="text">
      <style:text-properties style:font-name="Liberation San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9">Version 0.3</text:p>
      <text:p text:style-name="Subtitle">3<text:span text:style-name="T3">rd</text:span> June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Introduction to Byteman<text:tab/>4</text:p>
          <text:p text:style-name="P20">Event Condition Action Rules<text:tab/>4</text:p>
          <text:p text:style-name="P20">Rule Bindings<text:tab/>5</text:p>
          <text:p text:style-name="P20">Built-in Conditions and Actions<text:tab/>5</text:p>
          <text:p text:style-name="P20">Extending or Replacing the Byteman Language Built-ins<text:tab/>6</text:p>
          <text:p text:style-name="P20">Agent Transformation<text:tab/>6</text:p>
          <text:p text:style-name="P20">ECA Rule Engine<text:tab/>7</text:p>
          <text:p text:style-name="P19">The Byteman Rule Language<text:tab/>9</text:p>
          <text:p text:style-name="P20">Rule Events<text:tab/>9</text:p>
          <text:p text:style-name="P20">Location Specifiers<text:tab/>10</text:p>
          <text:p text:style-name="P20">Rule Bindings<text:tab/>12</text:p>
          <text:p text:style-name="P20">Rule Expressions<text:tab/>13</text:p>
          <text:p text:style-name="P20">Rule Conditions<text:tab/>13</text:p>
          <text:p text:style-name="P20">Rule Actions<text:tab/>14</text:p>
          <text:p text:style-name="P20">Built-In Calls<text:tab/>15</text:p>
          <text:p text:style-name="P20">User-Defined Rule Helpers<text:tab/>16</text:p>
          <text:p text:style-name="P19">Byteman Rule Language Standard Built-Ins<text:tab/>18</text:p>
          <text:p text:style-name="P20">Thread Coordination Operations<text:tab/>18</text:p>
          <text:p text:style-name="P21">Waiters<text:tab/>18</text:p>
          <text:p text:style-name="P20">Rendezvous<text:tab/>19</text:p>
          <text:p text:style-name="P21">Aborting Execution<text:tab/>20</text:p>
          <text:p text:style-name="P20">Rule State Management Operations<text:tab/>20</text:p>
          <text:p text:style-name="P21">CountDowns<text:tab/>20</text:p>
          <text:p text:style-name="P20">Flags<text:tab/>21</text:p>
          <text:p text:style-name="P20">Counters<text:tab/>21</text:p>
          <text:p text:style-name="P20">Trace and Debug Operations<text:tab/>22</text:p>
          <text:p text:style-name="P21">Debugging<text:tab/>22</text:p>
          <text:p text:style-name="P21">Tracing<text:tab/>22</text:p>
          <text:p text:style-name="P19">Using Byteman<text:tab/>24</text:p>
          <text:p text:style-name="P20">Obtaining the sources<text:tab/>24</text:p>
          <text:p text:style-name="P20">Building Byteman<text:tab/>24</text:p>
          <text:p text:style-name="P20">Using Byteman<text:tab/>24</text:p>
          <text:p text:style-name="P20">Checking Rules Offline<text:tab/>25</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xml:id="list1899180798"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082594924" text:style-name="L1">
        <text:list-item>
          <text:p text:style-name="P10">orchestrating the timing of activities performed by independent application threads</text:p>
        </text:list-item>
        <text:list-item>
          <text:p text:style-name="P10">tracing application execution</text:p>
        </text:list-item>
        <text:list-item>
          <text:p text:style-name="P10">subverting normal method execution</text:p>
        </text:list-item>
      </text:list>
      <text:p text:style-name="Text_20_body">Byteman is actually more general than this description appears to suggest. The functionality in the Byteman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Byteman scripts. The core engine which underlies Byteman is a general purpose code injection program based around Event Condition Action rules.</text:p>
      <text:list xml:id="list753783934" text:continue-list="list1899180798" text:style-name="Outline">
        <text:list-item>
          <text:list>
            <text:list-header>
              <text:h text:style-name="Heading_20_2" text:outline-level="2" text:is-list-header="true">Event Condition Action Rules</text:h>
            </text:list-header>
          </text:list>
        </text:list-item>
      </text:list>
      <text:p text:style-name="Text_20_body">Byteman primarily operates by introducing side-effects at specified points during execution according to a bytema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192944806" text:style-name="L2">
        <text:list-item>
          <text:p text:style-name="P11"><text:span text:style-name="T1">where</text:span> during application execution a side-effect should occur</text:p>
        </text:list-item>
        <text:list-item>
          <text:p text:style-name="P11"><text:span text:style-name="T1">whether</text:span> the side-effect should happen or not</text:p>
        </text:list-item>
        <text:list-item>
          <text:p text:style-name="P11"><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5">─</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Byteman built-in <text:span text:style-name="Code_20_Text">countdown(Object)</text:span> which decrements a CountDown associated with the buffer <text:span text:style-name="T5">─</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Byteman to test a Java application the JVM must be started with extra command line arguments. These arguments point the JVM at the Byteman scripting engine and identify a set of Byteman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2173179642" text:continue-list="list753783934"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add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195718567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text:soft-page-break/>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15353169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819875444"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893019254" text:style-name="L3">
        <text:list-item>
          <text:p text:style-name="P12">the <text:span text:style-name="T1">trigger method</text:span>, i.e. the method which contains the trigger point</text:p>
        </text:list-item>
        <text:list-item>
          <text:p text:style-name="P12">the rule which has been matched</text:p>
        </text:list-item>
        <text:list-item>
          <text:p text:style-name="P12">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174097224" text:continue-list="list819875444" text:style-name="Outline">
        <text:list-item>
          <text:list>
            <text:list-header>
              <text:h text:style-name="P18" text:outline-level="2" text:is-list-header="true">ECA <text:span text:style-name="T4">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text:soft-page-break/>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175011515"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504179290"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1451950248"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60585093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xml:id="list1060674297"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368465449" text:style-name="L4">
        <text:list-item>
          <text:p text:style-name="P13">references to previously bound variables</text:p>
        </text:list-item>
        <text:list-item>
          <text:p text:style-name="P13">static data references</text:p>
        </text:list-item>
        <text:list-item>
          <text:p text:style-name="P13">primitive literals</text:p>
        </text:list-item>
        <text:list-item>
          <text:p text:style-name="P13">field accesses</text:p>
        </text:list-item>
        <text:list-item>
          <text:p text:style-name="P13">method invocations</text:p>
        </text:list-item>
        <text:list-item>
          <text:p text:style-name="P13">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2161663234" text:style-name="L5">
        <text:list-item>
          <text:p text:style-name="P14">The assignment operator is not available for use in expressions. It can only be employed at the top level in binding specifications.</text:p>
        </text:list-item>
        <text:list-item>
          <text:p text:style-name="P14">Use of the new operator is not currently allowed in expressions.</text:p>
        </text:list-item>
        <text:list-item>
          <text:p text:style-name="P14">throw and return operations are only allowed as the last action in a sequence of rule actions (see below).</text:p>
        </text:list-item>
      </text:list>
      <text:list xml:id="list391591538" text:style-name="L6">
        <text:list-item>
          <text:p text:style-name="P15">Expressions should obey the normal rules regarding associativity and precedence.</text:p>
        </text:list-item>
        <text:list-item>
          <text:p text:style-name="P15">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xml:id="list1476706036" text:continue-list="list1060674297"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662802545"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957861390"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827000212"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779540018"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500636797"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222619886" text:continue-numbering="true" text:style-name="Outline">
        <text:list-item>
          <text:list>
            <text:list-header>
              <text:h text:style-name="Heading_20_2" text:outline-level="2" text:is-list-header="true">Rendezvous</text:h>
            </text:list-header>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text:soft-page-break/>by <text:span text:style-name="Code_20_Text">identifier</text:span> or it exists but has a different expected count then <text:span text:style-name="Code_20_Text">getRendezvous</text:span> will return <text:span text:style-name="Code_20_Text">-1</text:span>.</text:p>
      <text:list xml:id="list1121200708"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702841691"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oft-page-break/><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2010599205" text:continue-numbering="true" text:style-name="Outline">
        <text:list-item>
          <text:list>
            <text:list-header>
              <text:h text:style-name="Heading_20_2" text:outline-level="2" text:is-list-header="true"><text:bookmark-end text:name="DDE_LINK15"/>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746167521" text:continue-numbering="true" text:style-name="Outline">
        <text:list-item>
          <text:list>
            <text:list-header>
              <text:h text:style-name="Heading_20_2" text:outline-level="2" text:is-list-header="true">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boolean readCounter(Object o)<text:line-break/>public boolean incrementCounter(Object o)<text:line-break/>public boolean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text:soft-page-break/>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238635459"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7"><text:span text:style-name="Code_20_Text">org.jboss.byteman.debug</text:span></text:p>
      <text:list xml:id="list57877588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text:soft-page-break/>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1733739912" text:continue-numbering="true" text:style-name="Outline">
        <text:list-header>
          <text:h text:style-name="Heading_20_1" text:outline-level="1" text:is-list-header="true">Using Byteman</text:h>
          <text:list text:continue-numbering="true">
            <text:list-header>
              <text:h text:style-name="Heading_20_2" text:outline-level="2" text:is-list-header="true">Obtaining the sources</text:h>
            </text:list-header>
          </text:list>
        </text:list-header>
      </text:list>
      <text:p text:style-name="P1">Byteman sources are available from the JBossTS SVN repository located under directory workspace/adinn/orchestration (they will soon move to their own repository). The source tree includes an ext directory containing the external javacup, JFlex and ObjectWeb asm jars needed by the agent and rule code.</text:p>
      <text:p text:style-name="P1">The sources include some sample rule scripts located in directory dd/scripts.</text:p>
      <text:list xml:id="list2157697529" text:continue-numbering="true" text:style-name="Outline">
        <text:list-item>
          <text:list>
            <text:list-header>
              <text:h text:style-name="Heading_20_2" text:outline-level="2" text:is-list-header="true">Building Byteman</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bytema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xml:id="list1694183984" text:continue-numbering="true" text:style-name="Outline">
        <text:list-item>
          <text:list>
            <text:list-header>
              <text:h text:style-name="Heading_20_2" text:outline-level="2" text:is-list-header="true">Using Byteman</text:h>
            </text:list-header>
          </text:list>
        </text:list-item>
      </text:list>
      <text:p text:style-name="P1">Using Byteman is refreshingly simple in that it only requires pointing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bytema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bytema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7"><text:span text:style-name="Code_20_Text">org.jboss.byteman.compileToBytecode</text:span></text:p>
      <text:p text:style-name="P1"><text:soft-page-break/><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7"><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7"><text:span text:style-name="Code_20_Text">org.jboss.bytema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7"><text:span text:style-name="Code_20_Text">org.jboss.byteman.debug</text:span></text:p>
      <text:p text:style-name="P1">If either of these properties is set then debug calls will print to <text:span text:style-name="Code_20_Text">System.out.</text:span></text:p>
      <text:h text:style-name="P17" text:outline-level="2" text:is-list-header="true"><text:span text:style-name="Code_20_Text"><text:span text:style-name="T6">Checking Rules Offline</text:span></text:span></text:h>
      <text:p text:style-name="P1"><text:span text:style-name="Code_20_Text"><text:span text:style-name="T6">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6"> located in the </text:span></text:span><text:span text:style-name="Code_20_Text">bin</text:span><text:span text:style-name="Code_20_Text"><text:span text:style-name="T6"> directory of the release source tree. It needs to be supplied with a classpath locating the byteman jar and any application classes mentioned in the rules.</text:span></text:span></text:p>
      <text:p text:style-name="P1"><text:span text:style-name="Code_20_Tex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1.295cm" fo:margin-right="0cm" fo:keep-together="always" fo:text-indent="0cm"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Liberation Sans1"/>
    </style:style>
    <style:style style:name="arj-legal" style:family="paragraph" style:parent-style-name="Standard">
      <style:paragraph-properties fo:margin-left="0cm" fo:margin-right="0cm" fo:text-align="start" style:justify-single-word="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text:display-levels="2">
        <style:list-level-properties text:min-label-distance="0.381cm"/>
      </text:outline-level-style>
      <text:outline-level-style text:level="3" text:style-name="Numbering_20_Symbols" style:num-prefix=" " style:num-suffix=")" style:num-format="a">
        <style:list-level-properties text:min-label-distance="0.381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Andrew Dinn</meta:initial-creator>
    <meta:creation-date>2008-09-25T16:33:44</meta:creation-date>
    <dc:creator>Andrew Dinn</dc:creator>
    <dc:date>2009-06-03T18:03:29</dc:date>
    <meta:printed-by>Andrew Dinn</meta:printed-by>
    <meta:print-date>2008-09-26T17:21:42</meta:print-date>
    <meta:editing-cycles>66</meta:editing-cycles>
    <meta:editing-duration>PT31H09M00S</meta:editing-duration>
    <meta:document-statistic meta:table-count="0" meta:image-count="0" meta:object-count="0" meta:page-count="25" meta:paragraph-count="282" meta:word-count="9236" meta:character-count="58219"/>
    <meta:user-defined meta:name="Info 1"/>
    <meta:user-defined meta:name="Info 2"/>
    <meta:user-defined meta:name="Info 3"/>
    <meta:user-defined meta:name="Info 4"/>
  </office:meta>
</office:document-meta>
</file>